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3333" fo:font-size="16pt" officeooo:rsid="000b4a35" officeooo:paragraph-rsid="000b4a35" style:font-size-asian="16pt" style:font-size-complex="16pt"/>
    </style:style>
    <style:style style:name="P2" style:family="paragraph" style:parent-style-name="Standard">
      <style:paragraph-properties fo:text-align="center" style:justify-single-word="false"/>
      <style:text-properties fo:color="#ff3333" fo:font-size="24pt" officeooo:rsid="000b4a35" officeooo:paragraph-rsid="000b4a35" style:font-size-asian="24pt" style:font-size-complex="24pt"/>
    </style:style>
    <style:style style:name="P3" style:family="paragraph" style:parent-style-name="Standard">
      <style:text-properties fo:color="#ff3333" fo:font-size="13pt" officeooo:rsid="000b4a35" officeooo:paragraph-rsid="000b4a35" style:font-size-asian="11.3500003814697pt" style:font-size-complex="13pt"/>
    </style:style>
    <style:style style:name="P4" style:family="paragraph" style:parent-style-name="Standard">
      <style:text-properties fo:color="#ff3333" fo:font-size="13pt" officeooo:rsid="000b4a35" officeooo:paragraph-rsid="00110807" style:font-size-asian="11.3500003814697pt" style:font-size-complex="13pt"/>
    </style:style>
    <style:style style:name="P5" style:family="paragraph" style:parent-style-name="Standard">
      <style:paragraph-properties fo:text-align="center" style:justify-single-word="false"/>
      <style:text-properties fo:color="#0000ff" officeooo:rsid="000b4a35" officeooo:paragraph-rsid="000b4a35"/>
    </style:style>
    <style:style style:name="P6" style:family="paragraph" style:parent-style-name="Standard">
      <style:paragraph-properties fo:text-align="center" style:justify-single-word="false"/>
      <style:text-properties fo:color="#0000ff" fo:font-size="13pt" officeooo:rsid="000b4a35" officeooo:paragraph-rsid="000b4a35" style:font-size-asian="13pt" style:font-size-complex="13pt"/>
    </style:style>
    <style:style style:name="P7" style:family="paragraph" style:parent-style-name="Standard">
      <style:paragraph-properties fo:text-align="start" style:justify-single-word="false"/>
      <style:text-properties fo:color="#0000ff" fo:font-size="16pt" officeooo:rsid="00110807" officeooo:paragraph-rsid="00110807" style:font-size-asian="16pt" style:font-size-complex="16pt"/>
    </style:style>
    <style:style style:name="P8" style:family="paragraph" style:parent-style-name="Standard">
      <style:paragraph-properties fo:text-align="start" style:justify-single-word="false"/>
      <style:text-properties fo:color="#0000ff" fo:font-size="16pt" officeooo:rsid="000b4a35" officeooo:paragraph-rsid="00110807" style:font-size-asian="16pt" style:font-size-complex="16pt"/>
    </style:style>
    <style:style style:name="P9" style:family="paragraph" style:parent-style-name="Standard">
      <style:paragraph-properties fo:text-align="justify" style:justify-single-word="false"/>
      <style:text-properties fo:font-size="13pt" officeooo:rsid="000b4a35" officeooo:paragraph-rsid="000b4a35" style:font-size-asian="13pt" style:font-size-complex="13pt"/>
    </style:style>
    <style:style style:name="P10" style:family="paragraph" style:parent-style-name="Standard">
      <style:paragraph-properties fo:text-align="justify" style:justify-single-word="false"/>
      <style:text-properties fo:font-size="13pt" officeooo:rsid="000bc7e9" officeooo:paragraph-rsid="000bc7e9" style:font-size-asian="13pt" style:font-size-complex="13pt"/>
    </style:style>
    <style:style style:name="P11" style:family="paragraph" style:parent-style-name="Standard">
      <style:paragraph-properties fo:text-align="justify" style:justify-single-word="false"/>
      <style:text-properties fo:font-size="13pt" officeooo:rsid="000dbd07" officeooo:paragraph-rsid="000dbd07" style:font-size-asian="13pt" style:font-size-complex="13pt"/>
    </style:style>
    <style:style style:name="P12" style:family="paragraph" style:parent-style-name="Standard">
      <style:paragraph-properties fo:text-align="justify" style:justify-single-word="false"/>
      <style:text-properties fo:font-size="13pt" officeooo:rsid="0010840b" officeooo:paragraph-rsid="0010840b" style:font-size-asian="13pt" style:font-size-complex="13pt"/>
    </style:style>
    <style:style style:name="P13" style:family="paragraph" style:parent-style-name="Standard">
      <style:paragraph-properties fo:text-align="justify" style:justify-single-word="false"/>
      <style:text-properties fo:font-size="13pt" officeooo:rsid="00110807" officeooo:paragraph-rsid="00110807" style:font-size-asian="13pt" style:font-size-complex="13pt"/>
    </style:style>
    <style:style style:name="P14" style:family="paragraph" style:parent-style-name="Standard">
      <style:paragraph-properties fo:text-align="start" style:justify-single-word="false"/>
      <style:text-properties fo:color="#0000ff" fo:font-size="6pt" officeooo:rsid="00110807" officeooo:paragraph-rsid="00110807" style:font-size-asian="5.25pt" style:font-size-complex="6pt"/>
    </style:style>
    <style:style style:name="P15" style:family="paragraph" style:parent-style-name="Standard">
      <style:paragraph-properties fo:text-align="start" style:justify-single-word="false"/>
      <style:text-properties fo:color="#0000ff" fo:font-size="13pt" officeooo:rsid="000b4a35" officeooo:paragraph-rsid="00110807" style:font-size-asian="11.3500003814697pt" style:font-size-complex="13pt"/>
    </style:style>
    <style:style style:name="P16" style:family="paragraph" style:parent-style-name="Standard" style:list-style-name="L1">
      <style:paragraph-properties fo:text-align="justify" style:justify-single-word="false"/>
      <style:text-properties fo:font-size="13pt" officeooo:rsid="000dbd07" officeooo:paragraph-rsid="000dbd07" style:font-size-asian="13pt" style:font-size-complex="13pt"/>
    </style:style>
    <style:style style:name="P17" style:family="paragraph" style:parent-style-name="Standard" style:list-style-name="L1">
      <style:paragraph-properties fo:text-align="justify" style:justify-single-word="false"/>
      <style:text-properties fo:font-size="13pt" officeooo:rsid="000e0d5f" officeooo:paragraph-rsid="0010840b" style:font-size-asian="13pt" style:font-size-complex="13pt"/>
    </style:style>
    <style:style style:name="P18" style:family="paragraph" style:parent-style-name="Standard">
      <style:text-properties fo:font-size="13pt" officeooo:rsid="0012b64a" officeooo:paragraph-rsid="00110807" style:font-size-asian="13pt" style:font-size-complex="13pt"/>
    </style:style>
    <style:style style:name="T1" style:family="text">
      <style:text-properties officeooo:rsid="000bc7e9"/>
    </style:style>
    <style:style style:name="T2" style:family="text">
      <style:text-properties officeooo:rsid="000c2535"/>
    </style:style>
    <style:style style:name="T3" style:family="text">
      <style:text-properties officeooo:rsid="000e0d5f"/>
    </style:style>
    <style:style style:name="T4" style:family="text">
      <style:text-properties officeooo:rsid="000ea345"/>
    </style:style>
    <style:style style:name="T5" style:family="text">
      <style:text-properties officeooo:rsid="00110807"/>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aborato di Programmazione Web</text:p>
      <text:p text:style-name="P6"/>
      <text:p text:style-name="P5"/>
      <text:p text:style-name="P7"><text:span text:style-name="T6">Titolo</text:span>: RSS AGGREGATOR</text:p>
      <text:p text:style-name="P14"/>
      <text:p text:style-name="P8"><text:span text:style-name="T6">Autori</text:span>: Michele Masciale, Luca Bettinelli, Matteo Mario</text:p>
      <text:p text:style-name="P15"/>
      <text:p text:style-name="P15"/>
      <text:p text:style-name="P1">Specifiche e Requisiti</text:p>
      <text:p text:style-name="P3"/>
      <text:p text:style-name="P9">Il progetto <text:span text:style-name="T1">assegnato come elaborato riguarda lo sviluppo di un “RSS Aggregator”, ovvero un'applicazione web che permette agli utenti di disporre di un unico punto di accesso alle notizie sfruttando il meccanismo dei feed RSS.</text:span></text:p>
      <text:p text:style-name="P10">In particolare tale applicazione deve gestire la registrazione di nuovi utenti, l'accesso degli utenti già registrati <text:span text:style-name="T2">e il raggruppamento, per ogni utente, delle notizie (feed) in categorie da lui scelte.</text:span></text:p>
      <text:p text:style-name="P11">Al primo accesso l'utente può solo registrarsi, in modo che negli accessi successivi potrà semplicemente accedere con le credenziali da lui scelte all'atto della registrazione. Una volta effettuato l'accesso <text:span text:style-name="T4">alla propria pagina profilo</text:span>, occorre distinguere due situazioni:</text:p>
      <text:p text:style-name="P11"/>
      <text:list xml:id="list8633765696229124659" text:style-name="L1">
        <text:list-item>
          <text:p text:style-name="P16">se l'utente non possiede alcun feed allora l<text:span text:style-name="T3">e uni</text:span>che <text:span text:style-name="T3">azioni che </text:span>egli può compiere (eccetto il logout) <text:span text:style-name="T3">sono</text:span> l'inserimento di un nuovo feed, ovvero dell'url corrispondente al sito da cui desidera ricevere notizie, o la scelta di un feed da una lista di categorie (ad es. Musica, Spettacolo, Tecnologia ecc..) <text:span text:style-name="T3">per</text:span> ciascuna <text:span text:style-name="T3">delle quali l'applicazione mette a disposizione </text:span>un set prefissato di riferimenti a siti;</text:p>
        </text:list-item>
      </text:list>
      <text:p text:style-name="P11"/>
      <text:list xml:id="list114057613446562" text:continue-numbering="true" text:style-name="L1">
        <text:list-item>
          <text:p text:style-name="P17">se l'utente possiede almeno un feed, oltre a compiere le azioni descritte al punto precedente, <text:span text:style-name="T4">può in aggiunta visualizzare nella propria home le notizie in tempo reale grazie ai feed cui è “iscritto”. Inoltre l'applicazione deve permettere all'utente di gestire e riorganizzare il raggruppamento dei feed nelle varie categorie, come pure l'eliminazione di uno o più feed o di un'intera categoria. Infine è prevista una sezione che raccoglie le informazioni statistiche attraverso degli istogrammi: per ogni categoria è mostrato il numero di feed letti dall'utente fino a quel momento a partire da una data da lui scelta (ad es. ultima settimana, ultimo mese ecc..); il click su una barra dell'istogramma (che rappresenta dunque una categoria) comporta la comparsa di una “word cloud” contenente le parole che compaiono più frequentemente negli articoli relativi ai feed di tale categoria.</text:span></text:p>
          <text:p text:style-name="P17"/>
        </text:list-item>
      </text:list>
      <text:p text:style-name="P12">Una volta scelto o inserito un nuovo feed l'applicazione chiede all'utente <text:span text:style-name="T5">in quale categoria esso debba essere aggiunto, mostrando la lista di categorie previste per default dall'applicazione e quelle definite dall'utente (se presenti): in questa sezione egli può anche definire ad hoc una nuova categoria cui il feed deve appartenere.</text:span></text:p>
      <text:p text:style-name="P13">Per semplicità di implementazione è prevista la categorizzazione di ogni feed (il passaggio appena descritto viene imposto dall'applicazione, in modo da “obbligare” l'utente a specificare la categoria di appartenenza del feed che vuole aggiungere), mentre non sono previste sottocategorie, ovvero categorie innestat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16:26:49.554000000</meta:creation-date>
    <meta:generator>LibreOffice/4.4.0.1$Windows_x86 LibreOffice_project/1ba9640ddd424f1f535c75bf2b86703770b8cf6f</meta:generator>
    <dc:date>2015-06-02T11:40:55.376000000</dc:date>
    <meta:editing-duration>PT37M23S</meta:editing-duration>
    <meta:editing-cycles>3</meta:editing-cycles>
    <meta:document-statistic meta:table-count="0" meta:image-count="0" meta:object-count="0" meta:page-count="1" meta:paragraph-count="12" meta:word-count="416" meta:character-count="2785" meta:non-whitespace-character-count="2383"/>
  </office:meta>
</office:document-meta>
</file>